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Roboto" svg:font-family="Roboto, system-ui, apple-system, 'Segoe UI', 'Helvetica Neue', Arial, 'Noto Sans', 'Liberation Sans', sans-serif, 'Apple Color Emoji', 'Segoe UI Emoji', 'Segoe UI Symbol', 'Noto Color Emoji'"/>
    <style:font-face style:name="Alef" svg:font-family="Alef" style:font-pitch="variable"/>
    <style:font-face style:name="Amiri" svg:font-family="Amiri" style:font-pitch="variable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.247cm" style:contextual-spacing="false" fo:line-height="120%" fo:padding="0cm" fo:border="none"/>
      <style:text-properties fo:color="#404040" loext:opacity="100%" style:font-name="Roboto" fo:font-weight="bold"/>
    </style:style>
    <style:style style:name="P2" style:family="paragraph" style:parent-style-name="Heading_20_2">
      <style:paragraph-properties fo:margin-top="0cm" fo:margin-bottom="0.247cm" style:contextual-spacing="false" fo:line-height="150%" fo:text-align="justify" style:justify-single-word="false" fo:padding="0cm" fo:border="none"/>
      <style:text-properties fo:color="#404040" loext:opacity="100%" style:font-name="Alef" fo:font-size="12pt" fo:font-weight="bold" style:font-size-asian="12pt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line-height="150%" fo:text-align="justify" style:justify-single-word="false"/>
      <style:text-properties fo:font-variant="normal" fo:text-transform="none" fo:color="#404040" loext:opacity="100%" style:font-name="Roboto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line-height="165%" fo:orphans="2" fo:widows="2" fo:text-indent="0cm" style:auto-text-indent="false"/>
      <style:text-properties fo:font-variant="normal" fo:text-transform="none" fo:color="#404040" loext:opacity="100%" style:font-name="Roboto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404040" loext:opacity="100%" style:font-name="Alef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404040" loext:opacity="100%" style:font-name="Roboto" fo:letter-spacing="normal" fo:font-style="normal" fo:font-weight="bold"/>
    </style:style>
    <style:style style:name="T3" style:family="text">
      <style:text-properties fo:font-variant="normal" fo:text-transform="none" fo:color="#404040" loext:opacity="100%" style:font-name="Roboto" fo:letter-spacing="normal" fo:font-style="normal" fo:font-weight="normal"/>
    </style:style>
    <style:style style:name="T4" style:family="text">
      <style:text-properties fo:font-variant="normal" fo:text-transform="none" fo:color="#404040" loext:opacity="100%" fo:letter-spacing="normal" fo:font-style="normal" fo:font-weight="normal"/>
    </style:style>
    <style:style style:name="T5" style:family="text">
      <style:text-properties style:font-name="Alef"/>
    </style:style>
    <style:style style:name="T6" style:family="text">
      <style:text-properties style:font-name="Alef" fo:font-weight="bold"/>
    </style:style>
    <style:style style:name="T7" style:family="text">
      <style:text-properties style:font-name="Alef" fo:font-size="32pt" fo:font-weight="bold" style:font-size-asian="32pt" style:font-size-complex="32pt"/>
    </style:style>
    <style:style style:name="T8" style:family="text">
      <style:text-properties style:font-name="Alef" fo:font-size="11pt" fo:font-weight="bold" style:font-size-asian="11pt" style:font-size-complex="11pt"/>
    </style:style>
    <style:style style:name="T9" style:family="text">
      <style:text-properties style:font-name="Alef" fo:font-size="15pt" fo:font-weight="bold" style:font-size-asian="15pt" style:font-size-complex="15pt"/>
    </style:style>
    <style:style style:name="T10" style:family="text">
      <style:text-properties style:font-name="Alef" fo:font-size="12pt" fo:font-weight="bold" style:font-size-asian="12pt" style:font-size-complex="12pt"/>
    </style:style>
    <style:style style:name="T11" style:family="text">
      <style:text-properties style:font-name="Amiri"/>
    </style:style>
    <style:style style:name="T12" style:family="text">
      <style:text-properties style:font-name="Amiri" fo:font-weight="bold"/>
    </style:style>
    <style:style style:name="T13" style:family="text">
      <style:text-properties style:font-name="Chilanka"/>
    </style:style>
    <style:style style:name="T14" style:family="text">
      <style:text-properties style:font-name="Chilanka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10">Dilatação Térmica</text:span></text:span><text:span text:style-name="T5"> é a variação que ocorre nas dimensões de um corpo quando submetido a uma variação de temperatura.</text:span></text:p>
      <text:p text:style-name="P6">De uma maneira geral, os corpos, sejam eles sólidos, líquidos ou gasosos, aumentam suas dimensões quando aumentam sua temperatura.</text:p>
      <text:h text:style-name="P2" text:outline-level="2">Dilatação Térmica dos Sólidos</text:h>
      <text:p text:style-name="P6">Um aumento de temperatura faz com que aumente a vibração e o distanciamento entre os átomos que constituem um corpo sólido. Em consequência disso, ocorre um aumento nas suas dimensões.</text:p>
      <text:p text:style-name="P6">Dependendo da dilatação mais significativa em uma determinada dimensão (comprimento, largura e profundidade), a dilatação dos sólidos é classificada em: linear, superficial e volumétric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Roboto" svg:font-family="Roboto, system-ui, apple-system, 'Segoe UI', 'Helvetica Neue', Arial, 'Noto Sans', 'Liberation Sans', sans-serif, 'Apple Color Emoji', 'Segoe UI Emoji', 'Segoe UI Symbol', 'Noto Color Emoji'"/>
    <style:font-face style:name="Alef" svg:font-family="Alef" style:font-pitch="variable"/>
    <style:font-face style:name="Amiri" svg:font-family="Amiri" style:font-pitch="variable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07:51:55.012217619</meta:creation-date>
    <dc:date>2022-11-23T08:25:33.658758812</dc:date>
    <meta:editing-duration>PT2M54S</meta:editing-duration>
    <meta:editing-cycles>1</meta:editing-cycles>
    <meta:generator>LibreOffice/7.0.6.2$Linux_X86_64 LibreOffice_project/144abb84a525d8e30c9dbbefa69cbbf2d8d4ae3b</meta:generator>
    <meta:document-statistic meta:table-count="0" meta:image-count="0" meta:object-count="0" meta:page-count="1" meta:paragraph-count="5" meta:word-count="96" meta:character-count="645" meta:non-whitespace-character-count="554"/>
  </office:meta>
</office:document-meta>
</file>